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1" svg:font-family="Roboto"/>
    <style:font-face style:name="Tinos" svg:font-family="Ti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P1" style:family="paragraph" style:parent-style-name="Standard">
      <style:text-properties style:font-name="Tinos"/>
    </style:style>
    <style:style style:name="P2" style:family="paragraph" style:parent-style-name="Standard">
      <style:text-properties style:font-name="Tinos"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>Corinhos Evangélicos - Leão de Judá</text:p>
      <text:p text:style-name="P1"></text:p>
      <text:p text:style-name="P1">tom: Dm</text:p>
      <text:p text:style-name="P1">intro: Dm C Bb Gm A</text:p>
      <text:p text:style-name="P1"/>
      <text:p text:style-name="P1">Dm</text:p>
      <text:p text:style-name="P1">Ouve-se os júbilos de todos os povos</text:p>
      <text:p text:style-name="P1">C</text:p>
      <text:p text:style-name="P1">Os reis se dobraram ao Senhor</text:p>
      <text:p text:style-name="P1">A# <text:s text:c="19"/>Gm</text:p>
      <text:p text:style-name="P1">Ouve-se um brado de vitória</text:p>
      <text:p text:style-name="P1">A7</text:p>
      <text:p text:style-name="P1">O dia do Senhor chegou (Rei) </text:p>
      <text:p text:style-name="P1"></text:p>
      <text:p text:style-name="P1">Dm</text:p>
      <text:p text:style-name="P1">Ouve-se em todos os povos</text:p>
      <text:p text:style-name="P1"><text:s text:c="6"/>C</text:p>
      <text:p text:style-name="P1">que o novo rei surgiu</text:p>
      <text:p text:style-name="P1">A# <text:s text:c="11"/>Gm</text:p>
      <text:p text:style-name="P1">Impérios reconhecem</text:p>
      <text:p text:style-name="P1"><text:s text:c="9"/>A</text:p>
      <text:p text:style-name="P1">que sua destra reinará</text:p>
      <text:p text:style-name="P1"></text:p>
      <text:p text:style-name="P1">Refrão:</text:p>
      <text:p text:style-name="P1"></text:p>
      <text:p text:style-name="P1"><text:s text:c="12"/>Dm</text:p>
      <text:p text:style-name="P1">Leão de Judá</text:p>
      <text:p text:style-name="P1"><text:s text:c="9"/>C</text:p>
      <text:p text:style-name="P1">Leão de Judá</text:p>
      <text:p text:style-name="P1"><text:s text:c="8"/>A# <text:s text:c="2"/>Gm <text:s text:c="5"/>A</text:p>
      <text:p text:style-name="P1">Leão de Judá, <text:s/>prevaleceu</text:p>
      <text:p text:style-name="P1"></text:p>
      <text:p text:style-name="P1"><text:s text:c="6"/>A# <text:s text:c="3"/>C <text:s text:c="6"/>Dm</text:p>
      <text:p text:style-name="P1">E os povos verão e virão</text:p>
      <text:p text:style-name="P1"><text:s text:c="2"/>A# <text:s text:c="3"/>C <text:s text:c="14"/>Dm</text:p>
      <text:p text:style-name="P1">A Sião aprender a sua lei</text:p>
      <text:p text:style-name="P1"><text:s/>D# <text:s text:c="15"/>Cm <text:s text:c="6"/>A</text:p>
      <text:p text:style-name="P1">Pois a sua justiça governará</text:p>
      <text:p text:style-name="P1"></text:p>
      <text:p text:style-name="P1">(Refrão)</text:p>
      <text:p text:style-name="P1"></text:p>
      <text:p text:style-name="P1">----------------- Acordes -----------------</text:p>
      <text:p text:style-name="P1">D# = X 6 5 3 4 3</text:p>
      <text:p text:style-name="P1">Gm = 3 5 5 3 3 3</text:p>
      <text:p text:style-name="P1">A7 = X 0 2 0 2 0</text:p>
      <text:p text:style-name="P1">A# = X 1 3 3 3 1</text:p>
      <text:p text:style-name="P1">C = X 3 2 0 1 0</text:p>
      <text:p text:style-name="P1">Cm = X 3 5 5 4 3</text:p>
      <text:p text:style-name="P1">Dm = X X 0 2 3 1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1" svg:font-family="Roboto"/>
    <style:font-face style:name="Tinos" svg:font-family="Ti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2pt" style:language-asian="zh" style:country-asian="CN" style:font-name-complex="Roboto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Roboto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Roboto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Roboto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Roboto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4-27T10:35:00</meta:creation-date>
    <dc:date>2016-04-27T10:38:11</dc:date>
    <meta:editing-duration>PT3M13S</meta:editing-duration>
    <meta:editing-cycles>2</meta:editing-cycles>
    <meta:generator>OpenOffice/4.1.2$Linux OpenOffice.org_project/412m3$Build-9782</meta:generator>
    <meta:document-statistic meta:table-count="0" meta:image-count="0" meta:object-count="0" meta:page-count="1" meta:paragraph-count="48" meta:word-count="166" meta:character-count="796"/>
  </office:meta>
</office:document-meta>
</file>